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202582E55F9F4EB7E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6.401cm" draw:z-index="0"><draw:image xlink:href="Pictures/100000000000055500000202582E55F9F4EB7E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4:46:43.185000000</meta:creation-date>
    <meta:editing-duration>PT15M19S</meta:editing-duration>
    <meta:editing-cycles>2</meta:editing-cycles>
    <meta:generator>LibreOffice/6.3.3.2$Windows_X86_64 LibreOffice_project/a64200df03143b798afd1ec74a12ab50359878ed</meta:generator>
    <dc:date>2020-04-27T15:12:09.249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